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svg:stroke-opacity="100%" draw:fill="none" draw:opacity="100%" draw:opacity-name="" draw:textarea-horizontal-align="justify" draw:textarea-vertical-align="middle" draw:auto-grow-height="false" fo:min-height="15.722cm" fo:min-width="7.472cm" fo:padding-top="0.139cm" fo:padding-bottom="0.139cm" fo:padding-left="0.264cm" fo:padding-right="0.2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169cm"/>
    </style:style>
    <style:style style:name="gr6" style:family="graphic" style:parent-style-name="standard">
      <style:graphic-properties draw:stroke="none" svg:stroke-color="#000000" draw:fill="none" draw:fill-color="#ffffff" fo:min-height="1.042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6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5cm" svg:x2="7cm" svg:y2="5cm">
          <text:p/>
        </draw:line>
        <draw:line draw:style-name="gr2" draw:text-style-name="P2" draw:layer="layout" svg:x1="3cm" svg:y1="9cm" svg:x2="9cm" svg:y2="9cm">
          <text:p/>
        </draw:line>
        <draw:line draw:style-name="gr2" draw:text-style-name="P2" draw:layer="layout" svg:x1="1cm" svg:y1="11cm" svg:x2="3cm" svg:y2="11cm">
          <text:p/>
        </draw:line>
        <draw:line draw:style-name="gr2" draw:text-style-name="P2" draw:layer="layout" svg:x1="5cm" svg:y1="11cm" svg:x2="7cm" svg:y2="11cm">
          <text:p/>
        </draw:line>
        <draw:frame draw:style-name="gr3" draw:text-style-name="P3" draw:layer="layout" svg:width="2.159cm" svg:height="1cm" svg:x="0.365cm" svg:y="0cm">
          <draw:text-box>
            <text:p>(0,40)</text:p>
          </draw:text-box>
        </draw:frame>
        <draw:frame draw:style-name="gr4" draw:text-style-name="P3" draw:layer="layout" svg:width="5.461cm" svg:height="1.673cm" svg:x="8.366cm" svg:y="0cm">
          <draw:text-box>
            <text:p>(20,40)</text:p>
          </draw:text-box>
        </draw:frame>
        <draw:frame draw:style-name="gr4" draw:text-style-name="P3" draw:layer="layout" svg:width="4.064cm" svg:height="1.673cm" svg:x="6.207cm" svg:y="3.794cm">
          <draw:text-box>
            <text:p>(15,30)</text:p>
          </draw:text-box>
        </draw:frame>
        <draw:frame draw:style-name="gr5" draw:text-style-name="P3" draw:layer="layout" svg:width="4.064cm" svg:height="1.419cm" svg:x="1.508cm" svg:y="7.985cm">
          <draw:text-box>
            <text:p>(5,20)</text:p>
          </draw:text-box>
        </draw:frame>
        <draw:frame draw:style-name="gr5" draw:text-style-name="P3" draw:layer="layout" svg:width="4.064cm" svg:height="1.419cm" svg:x="1.762cm" svg:y="9.995cm">
          <draw:text-box>
            <text:p>(5,15)</text:p>
          </draw:text-box>
        </draw:frame>
        <draw:frame draw:style-name="gr5" draw:text-style-name="P3" draw:layer="layout" svg:width="4.064cm" svg:height="1.419cm" svg:x="3.667cm" svg:y="11.265cm">
          <draw:text-box>
            <text:p>(10,15)</text:p>
          </draw:text-box>
        </draw:frame>
        <draw:frame draw:style-name="gr5" draw:text-style-name="P3" draw:layer="layout" svg:width="4.064cm" svg:height="1.419cm" svg:x="6.588cm" svg:y="10.122cm">
          <draw:text-box>
            <text:p>(15,15)</text:p>
          </draw:text-box>
        </draw:frame>
        <draw:frame draw:style-name="gr5" draw:text-style-name="P3" draw:layer="layout" svg:width="4.064cm" svg:height="1.419cm" svg:x="7.985cm" svg:y="17.234cm">
          <draw:text-box>
            <text:p>(20,0)</text:p>
          </draw:text-box>
        </draw:frame>
        <draw:frame draw:style-name="gr5" draw:text-style-name="P3" draw:layer="layout" svg:width="4.064cm" svg:height="1.419cm" svg:x="0.238cm" svg:y="17.129cm">
          <draw:text-box>
            <text:p>(0,0)</text:p>
          </draw:text-box>
        </draw:frame>
        <draw:frame draw:style-name="gr4" draw:text-style-name="P3" draw:layer="layout" svg:width="8.382cm" svg:height="8.072cm" svg:x="10.779cm" svg:y="3.032cm">
          <draw:text-box>
            <text:p>Boundaries and obstacles</text:p>
            <text:p>//left,top,right,down</text:p>
            <text:p>0,40,0,0</text:p>
            <text:p>0,40,40,0</text:p>
            <text:p>20,40,20,0</text:p>
            <text:p>0,0,20,0</text:p>
            <text:p>0,30,15,0</text:p>
            <text:p>5,20,20,5</text:p>
            <text:p>0,15,5,15</text:p>
            <text:p>10,15,15,10</text:p>
            <text:p>5,10,15,10</text:p>
          </draw:text-box>
        </draw:frame>
        <draw:line draw:style-name="gr2" draw:text-style-name="P2" draw:layer="layout" svg:x1="3cm" svg:y1="15cm" svg:x2="7cm" svg:y2="15cm">
          <text:p/>
        </draw:line>
        <draw:frame draw:style-name="gr6" draw:text-style-name="P3" draw:layer="layout" svg:width="4.064cm" svg:height="1.292cm" svg:x="1.635cm" svg:y="13.954cm">
          <draw:text-box>
            <text:p>(5,10)</text:p>
          </draw:text-box>
        </draw:frame>
        <draw:frame draw:style-name="gr6" draw:text-style-name="P3" draw:layer="layout" svg:width="4.064cm" svg:height="1.292cm" svg:x="5.318cm" svg:y="13.932cm">
          <draw:text-box>
            <text:p>(15,1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50:16.618636031</meta:creation-date>
    <dc:date>2017-05-12T18:48:21.301231048</dc:date>
    <meta:editing-duration>PT14M8S</meta:editing-duration>
    <meta:editing-cycles>4</meta:editing-cycles>
    <meta:generator>LibreOffice/5.1.6.2$Linux_X86_64 LibreOffice_project/10m0$Build-2</meta:generator>
    <meta:document-statistic meta:object-count="18"/>
  </office:meta>
</office:document-meta>
</file>